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s.newMockSafeHashSet( Iterable &lt; Object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s.newSet( T ...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s.newMockSafeHashSet( Objec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